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73cm" fo:min-width="4.098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306cm" fo:min-width="3.108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214cm" fo:min-width="3.353cm"/>
    </style:style>
    <style:style style:name="gr4" style:family="graphic" style:parent-style-name="objectwithoutfill">
      <style:graphic-properties draw:opacity="100%" draw:opacity-name="" draw:textarea-vertical-align="middle" draw:auto-grow-height="false" fo:min-height="0.959cm" fo:min-width="3.413cm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6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19cm"/>
    </style:style>
    <style:style style:name="gr9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078cm" fo:min-width="3.031cm"/>
    </style:style>
    <style:style style:name="gr10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024cm" fo:min-width="3.358cm"/>
    </style:style>
    <style:style style:name="gr11" style:family="graphic" style:parent-style-name="standard">
      <style:graphic-properties svg:stroke-color="#000000" draw:marker-end="Arrow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opacity="0%" draw:fill="none" draw:opacity="0%" draw:textarea-horizontal-align="justify" draw:textarea-vertical-align="middle" draw:auto-grow-height="false" fo:min-height="0.148cm" fo:min-width="0.44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opacity="10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opacity="0%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6.5cm" svg:height="2.8cm" svg:x="13.5cm" svg:y="4.4cm">
          <text:p text:style-name="P1"><text:span text:style-name="T1">Docu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5.1cm" svg:height="2.2cm" svg:x="22.487cm" svg:y="2.8cm">
          <text:p text:style-name="P1"><text:span text:style-name="T1">Real-world th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5.449cm" svg:height="2.07cm" svg:x="15.951cm" svg:y="10.63cm">
          <text:p text:style-name="P1"><text:span text:style-name="T1">HTML</text:span><text:span text:style-name="T1"><text:line-break/></text:span><text:span text:style-name="T1">repres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5.449cm" svg:height="2.07cm" svg:x="11.3cm" svg:y="9cm">
          <text:p text:style-name="P1"><text:span text:style-name="T1">Turtle</text:span><text:span text:style-name="T1"><text:line-break/></text:span><text:span text:style-name="T1">represent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5.533cm" svg:height="1.709cm" svg:x="1.334cm" svg:y="1.667cm">
          <draw:glue-point draw:id="12" svg:x="1.923cm" svg:y="4.642cm"/>
          <text:p text:style-name="P1"><text:span text:style-name="T1">Licence</text:span></text:p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onnector draw:style-name="gr5" draw:text-style-name="P5" draw:layer="layout" svg:x1="27.534cm" svg:y1="10.492cm" svg:x2="6.867cm" svg:y2="2.522cm" draw:start-shape="id1" draw:start-glue-point="10" draw:end-shape="id2" draw:end-glue-point="10" svg:d="M27534 10492h501v-7970h-21168" svg:viewBox="0 0 21169 7971">
          <text:p/>
        </draw:connector>
        <draw:connector draw:style-name="gr5" draw:text-style-name="P5" draw:layer="layout" svg:x1="13.5cm" svg:y1="5.8cm" svg:x2="6.057cm" svg:y2="3.126cm" draw:start-shape="id3" draw:start-glue-point="6" draw:end-shape="id2" draw:end-glue-point="9" svg:d="M13500 5800h-7443v-2674" svg:viewBox="0 0 7444 2675">
          <text:p/>
        </draw:connector>
        <draw:connector draw:style-name="gr5" draw:text-style-name="P5" draw:layer="layout" svg:x1="11.3cm" svg:y1="10.035cm" svg:x2="5.163cm" svg:y2="3.314cm" draw:start-shape="id4" draw:start-glue-point="6" draw:end-shape="id2" draw:end-glue-point="12" svg:d="M11300 10035h-6137v-6721" svg:viewBox="0 0 6138 6722">
          <text:p/>
        </draw:connector>
        <draw:connector draw:style-name="gr5" draw:text-style-name="P5" draw:layer="layout" svg:x1="15.951cm" svg:y1="11.665cm" svg:x2="5.163cm" svg:y2="3.314cm" draw:start-shape="id5" draw:start-glue-point="6" draw:end-shape="id2" draw:end-glue-point="12" svg:d="M15951 11665h-10788v-8351" svg:viewBox="0 0 10789 8352">
          <text:p/>
        </draw:connector>
        <draw:connector draw:style-name="gr5" draw:text-style-name="P5" draw:layer="layout" svg:x1="16.75cm" svg:y1="7.2cm" svg:x2="14.024cm" svg:y2="9cm" draw:start-shape="id3" draw:start-glue-point="8" draw:end-shape="id4" svg:d="M16750 7200v901h-2726v899" svg:viewBox="0 0 2727 1801">
          <text:p/>
        </draw:connector>
        <draw:connector draw:style-name="gr5" draw:text-style-name="P5" draw:layer="layout" draw:line-skew="-0.816cm" svg:x1="16.75cm" svg:y1="7.2cm" svg:x2="18.676cm" svg:y2="10.63cm" draw:start-shape="id3" draw:start-glue-point="8" draw:end-shape="id5" draw:end-glue-point="4" svg:d="M16750 7200v900h1926v2530" svg:viewBox="0 0 1927 3431">
          <text:p/>
        </draw:connector>
        <draw:frame draw:style-name="gr6" draw:text-style-name="P6" draw:layer="layout" svg:width="3.33cm" svg:height="0.878cm" svg:x="8.97cm" svg:y="5cm">
          <draw:text-box>
            <text:p><text:span text:style-name="T1">has licence</text:span></text:p>
          </draw:text-box>
        </draw:frame>
        <draw:frame draw:style-name="gr6" draw:text-style-name="P6" draw:layer="layout" svg:width="3.33cm" svg:height="0.878cm" svg:x="5.1cm" svg:y="7.7cm">
          <draw:text-box>
            <text:p><text:span text:style-name="T1">has licence</text:span></text:p>
          </draw:text-box>
        </draw:frame>
        <draw:frame draw:style-name="gr6" draw:text-style-name="P6" draw:layer="layout" svg:width="3.33cm" svg:height="0.878cm" svg:x="6.8cm" svg:y="13.8cm">
          <draw:text-box>
            <text:p><text:span text:style-name="T1">has licence</text:span></text:p>
          </draw:text-box>
        </draw:frame>
        <draw:frame draw:style-name="gr7" draw:text-style-name="P6" draw:layer="layout" svg:width="3.165cm" svg:height="0.878cm" svg:x="16.9cm" svg:y="7.2cm">
          <draw:text-box>
            <text:p><text:span text:style-name="T1">has format</text:span></text:p>
          </draw:text-box>
        </draw:frame>
        <draw:frame draw:style-name="gr6" draw:text-style-name="P6" draw:layer="layout" svg:width="3.33cm" svg:height="0.878cm" svg:x="10.77cm" svg:y="1.7cm">
          <draw:text-box>
            <text:p><text:span text:style-name="T1">has licence</text:span></text:p>
          </draw:text-box>
        </draw:frame>
        <draw:frame draw:style-name="gr8" draw:text-style-name="P6" draw:layer="layout" svg:width="2.919cm" svg:height="0.878cm" svg:x="20.226cm" svg:y="5.663cm">
          <draw:text-box>
            <text:p><text:span text:style-name="T1">describes</text:span></text:p>
          </draw:text-box>
        </draw:frame>
        <draw:connector draw:style-name="gr5" draw:text-style-name="P5" draw:layer="layout" svg:x1="20cm" svg:y1="5.8cm" svg:x2="23.233cm" svg:y2="4.678cm" draw:start-shape="id3" draw:start-glue-point="10" draw:end-shape="id6" draw:end-glue-point="7" svg:d="M20000 5800h3233v-1122" svg:viewBox="0 0 3234 1123">
          <text:p/>
        </draw:connector>
        <draw:frame draw:style-name="gr7" draw:text-style-name="P6" draw:layer="layout" svg:width="3.165cm" svg:height="0.878cm" svg:x="25cm" svg:y="12.9cm">
          <draw:text-box>
            <text:p><text:span text:style-name="T1">represents</text:span></text:p>
          </draw:text-box>
        </draw:frame>
        <draw:custom-shape draw:style-name="gr9" draw:text-style-name="P2" xml:id="id1" draw:id="id1" draw:layer="layout" svg:width="4.993cm" svg:height="1.878cm" svg:x="22.541cm" svg:y="9.553cm">
          <text:p text:style-name="P1"><text:span text:style-name="T1">Creative wo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7" draw:id="id7" draw:layer="layout" svg:width="5.454cm" svg:height="1.8cm" svg:x="14.341cm" svg:y="13.674cm">
          <text:p text:style-name="P1"><text:span text:style-name="T1">Digital as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25.038cm" svg:y1="9.553cm" svg:x2="25.037cm" svg:y2="5cm" draw:start-shape="id1" draw:start-glue-point="4" draw:end-shape="id6" draw:end-glue-point="8" svg:d="M25038 9553v-2276h-1v-2277" svg:viewBox="0 0 2 4554">
          <text:p/>
        </draw:connector>
        <draw:connector draw:style-name="gr11" draw:text-style-name="P1" draw:layer="layout" svg:x1="19.795cm" svg:y1="14.574cm" svg:x2="25.038cm" svg:y2="11.431cm" draw:start-shape="id7" draw:start-glue-point="10" draw:end-shape="id1" draw:end-glue-point="8" svg:d="M19795 14574h5243v-3143" svg:viewBox="0 0 5244 3144">
          <text:p/>
        </draw:connector>
        <draw:frame draw:style-name="gr12" draw:text-style-name="P6" draw:layer="layout" svg:width="3.36cm" svg:height="0.878cm" svg:x="21.763cm" svg:y="8.041cm">
          <draw:text-box>
            <text:p><text:span text:style-name="T1">has subject</text:span></text:p>
          </draw:text-box>
        </draw:frame>
        <draw:connector draw:style-name="gr13" draw:text-style-name="P5" draw:layer="layout" svg:x1="14.341cm" svg:y1="14.574cm" svg:x2="4.101cm" svg:y2="3.376cm" draw:start-shape="id7" draw:start-glue-point="6" draw:end-shape="id2" draw:end-glue-point="8" svg:d="M14341 14574h-10240v-11198" svg:viewBox="0 0 10241 11199">
          <text:p/>
        </draw:connector>
        <draw:custom-shape draw:style-name="gr14" draw:text-style-name="P7" draw:layer="layout" svg:width="0.949cm" svg:height="0.398cm" svg:x="8.546cm" svg:y="1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949cm" svg:height="0.398cm" svg:x="13.553cm" svg:y="15.27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9T16:11:03.901659137</meta:creation-date>
    <dc:date>2017-08-29T12:07:47.427123759</dc:date>
    <meta:editing-duration>PT16H54M15S</meta:editing-duration>
    <meta:editing-cycles>60</meta:editing-cycles>
    <meta:generator>LibreOffice/5.1.6.2.0$Linux_X86_64 LibreOffice_project/10$Build-2</meta:generator>
    <meta:document-statistic meta:object-count="27"/>
  </office:meta>
</office:document-meta>
</file>